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ocaleContextResolver.getDefaul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caleContextResolver.setDefaultTimeZone( @ Nullable TimeZone default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